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cida Grande" svg:font-family="'Lucida Grande', Verdana, Arial, sans-serif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7edf" officeooo:paragraph-rsid="00047edf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2pt" style:text-underline-style="none" fo:font-weight="normal" officeooo:rsid="00047edf" officeooo:paragraph-rsid="00047edf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47edf" officeooo:paragraph-rsid="00047edf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Lucida Grande" fo:font-size="12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47edf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letter-spacing="normal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1" style:family="text">
      <style:text-properties fo:font-variant="normal" fo:text-transform="none" fo:color="#398671" style:font-name="Lucida Grande" fo:font-size="12pt" fo:letter-spacing="normal" fo:font-style="normal" style:text-underline-style="solid" style:text-underline-width="auto" style:text-underline-color="font-color" fo:font-weight="normal"/>
    </style:style>
    <style:style style:name="T22" style:family="text">
      <style:text-properties fo:font-variant="normal" fo:text-transform="none" fo:color="#398671" fo:font-size="12pt" fo:letter-spacing="normal" fo:font-style="normal" style:text-underline-style="solid" style:text-underline-width="auto" style:text-underline-color="font-color" fo:font-weight="normal"/>
    </style:style>
    <style:style style:name="T23" style:family="text">
      <style:text-properties fo:font-variant="normal" fo:text-transform="none" fo:color="#398671" style:font-name="Liberation Serif" fo:font-size="12pt" fo:letter-spacing="normal" fo:font-style="normal" style:text-underline-style="solid" style:text-underline-width="auto" style:text-underline-color="font-color" fo:font-weight="normal"/>
    </style:style>
    <style:style style:name="T24" style:family="text">
      <style:text-properties fo:font-variant="normal" fo:text-transform="none" fo:color="#398671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5" style:family="text">
      <style:text-properties fo:font-variant="normal" fo:text-transform="none" fo:color="#398671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398671" style:font-name="Liberation Serif" fo:font-size="12pt" fo:letter-spacing="normal" fo:font-style="normal" style:text-underline-style="solid" style:text-underline-width="auto" style:text-underline-color="font-color" style:font-size-asian="12pt" style:font-size-complex="12pt"/>
    </style:style>
    <style:style style:name="T27" style:family="text">
      <style:text-properties fo:font-variant="normal" fo:text-transform="none" fo:color="#398671" style:font-name="Liberation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398671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398671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398671" style:font-name="Liberation Serif" fo:letter-spacing="normal" fo:font-style="normal" style:text-underline-style="solid" style:text-underline-width="auto" style:text-underline-color="font-color" fo:font-weight="normal"/>
    </style:style>
    <style:style style:name="T31" style:family="text"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font-name="Liberation Serif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ernica </text:p>
      <text:p text:style-name="P2"/>
      <text:p text:style-name="P1"><text:span text:style-name="Strong_20_Emphasis"><text:span text:style-name="T12">Guernica</text:span></text:span><text:span text:style-name="T18"> </text:span><text:span text:style-name="T12">é talvez a obra mais emblemática da carreira de Pablo Picasso e da arte do século XX. Medindo 349,3cm x 776,6cm a obra mostra os horrores do bombardeio à cidade basca de Guernica em 26 de Abril de 1937. Durante a  Guerra Civil Espanhola a cidade ficou em chamas após sucessivos ataques por aviões e Picasso, mesmo morando em Paris nessa época, não se calou diante do ocorrido depositando na tela todo seu pesar.</text:span></text:p>
      <text:p text:style-name="P3">A pintura, um óleo sobre tela, foi realizada a partir de 36 fotos que retrataram as dolorosas consequências da tragédia. As fotografias divulgadas pelos jornais da época marcam profundamente o artista que após 45 estudos preliminares, produz a grande obra que inicialmente é exposta num espaço reversado a República Espanhola na Exposição Internacional de Paris.</text:p>
      <text:p text:style-name="P5"><text:span text:style-name="T12">Do ponto de vista técnico, Guernica ajuda a transmitir a atmosfera da guerra e suas consequências. Para produzir a pintura Picasso utilizou uma técnica bastante difundida no </text:span><text:span text:style-name="T13">cubismo</text:span><text:span text:style-name="T12">– a </text:span><text:span text:style-name="Emphasis"><text:span text:style-name="T12">collage</text:span></text:span><text:span text:style-name="T12"> – que consiste na colagem de papeis e objetos para composição da obra. No entanto o artista não se utiliza da colagem propriamente dita, mas de uma simulação da técnica. Desenha e pinta a obra dando a impressão de colagens e criando a sobreposição de planos. Numa total carência da cor, Picasso, movido pela dor do ocorrido faz um retrato monocromático da tragédia, basicamente em preto branco e tons de cinza.</text:span></text:p>
      <text:p text:style-name="P5"><text:span text:style-name="T12">As imagens que compõe a cena são notáveis representações do Cubismo e um convite ao </text:span><text:span text:style-name="T13">Surrealismo</text:span><text:span text:style-name="T12"> que trazem ao expectador toda agonia e desumanidade dos momentos de horror passados na cidade basca. Quanto às figuras, o artista reproduz a população, os animais e a devastação das construções. A tela é construída a partir de quatro retângulos verticais e um triângulo central que compõe a cena. No primeiro retângulo a esquerda é possível notar a mãe que chora a morte do filho, numa alusão a Pietá, juntamente com o touro de feições humanas. O segundo retângulo traz a agonia do cavalo iluminado pela luz inóspita da luminária a cima. O terceiro traz o rosto de duas mulheres aterrorizadas e o quarto retângulo traz a figura de um homem com os braços para cima, na tentativa de pedir socorro. Além disso, o painel é rico em detalhes que passam despercebidos a primeira vista como a flor ao lado de uma das patas do cavalo no centro da obra.</text:span></text:p>
      <text:p text:style-name="P4">Atualmente a obra se encontra no Museu Reina Sofia em Madri e ainda é um símbolo das atrocidades cometidas pelo homem.</text:p>
      <text:p text:style-name="P4">Sobre as curiosidades que envolvem a pintura está a resposta de Picasso a um oficial nazista que numa revista ao seu apartamento em Paris observa uma fotografia do painel e pergunta ao artista: - Foi você quem fez isso? E Picasso responde: - Não, vocês o fizeram.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cida Grande" svg:font-family="'Lucida Grande', Verdana, Arial, sans-serif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2:49:12.770772477</meta:creation-date>
    <dc:date>2020-11-13T12:55:04.987342616</dc:date>
    <meta:editing-duration>PT5M52S</meta:editing-duration>
    <meta:editing-cycles>1</meta:editing-cycles>
    <meta:document-statistic meta:table-count="0" meta:image-count="0" meta:object-count="0" meta:page-count="1" meta:paragraph-count="7" meta:word-count="465" meta:character-count="2714" meta:non-whitespace-character-count="2253"/>
    <meta:generator>LibreOffice/6.4.6.2$Linux_X86_64 LibreOffice_project/40$Build-2</meta:generator>
  </office:meta>
</office:document-meta>
</file>